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7.80000019073486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7.80000019073486pt" officeooo:paragraph-rsid="000d890e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7.80000019073486pt" officeooo:paragraph-rsid="00127475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7.80000019073486pt" officeooo:paragraph-rsid="001a3fab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ff3333" style:font-name="DejaVu Sans Mono" fo:font-size="7.80000019073486pt" officeooo:rsid="0018c3d5" officeooo:paragraph-rsid="0018c3d5"/>
    </style:style>
    <style:style style:name="P7" style:family="paragraph" style:parent-style-name="Table_20_Contents">
      <style:text-properties officeooo:rsid="000d890e" officeooo:paragraph-rsid="000d890e"/>
    </style:style>
    <style:style style:name="T1" style:family="text">
      <style:text-properties fo:background-color="#efefef" loext:char-shading-value="0"/>
    </style:style>
    <style:style style:name="T2" style:family="text">
      <style:text-properties officeooo:rsid="001b65e1" fo:background-color="#efefef" loext:char-shading-value="0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DejaVu Sans Mono" fo:font-size="7.80000019073486pt" fo:font-weight="bold" fo:background-color="#efefef" loext:char-shading-value="0"/>
    </style:style>
    <style:style style:name="T5" style:family="text">
      <style:text-properties fo:color="#0000ff" fo:font-weight="bold" fo:background-color="#efefef" loext:char-shading-value="0"/>
    </style:style>
    <style:style style:name="T6" style:family="text">
      <style:text-properties fo:color="#0000ff" style:font-name="DejaVu Sans Mono" fo:font-size="7.80000019073486pt" fo:font-weight="bold" fo:background-color="#efefef" loext:char-shading-value="0"/>
    </style:style>
    <style:style style:name="T7" style:family="text">
      <style:text-properties fo:color="#008000" fo:font-weight="bold" fo:background-color="#efefef" loext:char-shading-value="0"/>
    </style:style>
    <style:style style:name="T8" style:family="text">
      <style:text-properties fo:color="#008000" style:font-name="DejaVu Sans Mono" fo:font-size="7.80000019073486pt" fo:font-weight="bold" fo:background-color="#efefef" loext:char-shading-value="0"/>
    </style:style>
    <style:style style:name="T9" style:family="text">
      <style:text-properties fo:color="#000000" style:font-name="DejaVu Sans Mono" fo:font-size="7.80000019073486pt" fo:background-color="#efefef" loext:char-shading-value="0"/>
    </style:style>
    <style:style style:name="T10" style:family="text">
      <style:text-properties fo:color="#ff3333" officeooo:rsid="001833ab" fo:background-color="#efefef" loext:char-shading-value="0"/>
    </style:style>
    <style:style style:name="T11" style:family="text">
      <style:text-properties fo:color="#ff3333" officeooo:rsid="001b6101" fo:background-color="#efefe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4.10</text:p>
          </table:table-cell>
          <table:table-cell table:style-name="Table1.B1" office:value-type="string">
            <text:p text:style-name="P7">6.6</text:p>
          </table:table-cell>
        </table:table-row>
        <table:table-row>
          <table:table-cell table:style-name="Table1.A2" office:value-type="string">
            <text:p text:style-name="P2"><text:span text:style-name="T1">&lt;</text:span><text:span text:style-name="T3">fieldType </text:span><text:span text:style-name="T5">name</text:span><text:span text:style-name="T7">="string" </text:span><text:span text:style-name="T5">class</text:span><text:span text:style-name="T7">="solr.StrField" </text:span><text:span text:style-name="T5">sortMissingLast</text:span><text:span text:style-name="T7">="true" </text:span><text:span text:style-name="T5">omitNorms</text:span><text:span text:style-name="T7">="true"</text:span><text:span text:style-name="T1">/&gt;</text:span></text:p>
            <text:p text:style-name="Table_20_Contents"/>
          </table:table-cell>
          <table:table-cell table:style-name="Table1.B2" office:value-type="string">
            <text:p text:style-name="P2"><text:span text:style-name="T1">&lt;</text:span><text:span text:style-name="T3">fieldType </text:span><text:span text:style-name="T5">name</text:span><text:span text:style-name="T7">="string" </text:span><text:span text:style-name="T5">class</text:span><text:span text:style-name="T7">="solr.StrField" </text:span><text:span text:style-name="T5">sortMissingLast</text:span><text:span text:style-name="T7">="true" </text:span><text:span text:style-name="T1">/&gt;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/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boolean" </text:span><text:span text:style-name="T6">class</text:span><text:span text:style-name="T8">="solr.BoolField" </text:span><text:span text:style-name="T6">sortMissingLast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int" </text:span><text:span text:style-name="T5">class</text:span><text:span text:style-name="T7">="solr.TrieIntField" </text:span><text:span text:style-name="T5">precisionStep</text:span><text:span text:style-name="T7">="0" </text:span><text:span text:style-name="T5">omitNorms</text:span><text:span text:style-name="T7">="true" </text:span><text:span text:style-name="T5">positionIncrementGap</text:span><text:span text:style-name="T7">="0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int" </text:span><text:span text:style-name="T6">class</text:span><text:span text:style-name="T8">="solr.TrieIntField" </text:span><text:span text:style-name="T6">docValues</text:span><text:span text:style-name="T8">="true" </text:span><text:span text:style-name="T6">precisionStep</text:span><text:span text:style-name="T8">="0" </text:span><text:span text:style-name="T6">positionIncrementGap</text:span><text:span text:style-name="T8">="0"</text:span><text:span text:style-name="T9">/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tdate" </text:span><text:span text:style-name="T5">class</text:span><text:span text:style-name="T7">="solr.TrieDateField" </text:span><text:span text:style-name="T5">omitNorms</text:span><text:span text:style-name="T7">="true" </text:span><text:span text:style-name="T5">precisionStep</text:span><text:span text:style-name="T7">="6" </text:span><text:span text:style-name="T5">positionIncrementGap</text:span><text:span text:style-name="T7">="0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date" </text:span><text:span text:style-name="T6">class</text:span><text:span text:style-name="T8">="solr.TrieDateField" </text:span><text:span text:style-name="T6">docValues</text:span><text:span text:style-name="T8">="true" </text:span><text:span text:style-name="T6">precisionStep</text:span><text:span text:style-name="T8">="6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tint" </text:span><text:span text:style-name="T5">class</text:span><text:span text:style-name="T7">="solr.TrieIntField" </text:span><text:span text:style-name="T5">precisionStep</text:span><text:span text:style-name="T7">="8" </text:span><text:span text:style-name="T5">omitNorms</text:span><text:span text:style-name="T7">="true" </text:span><text:span text:style-name="T5">positionIncrementGap</text:span><text:span text:style-name="T7">="0"</text:span><text:span text:style-name="T1">/&gt;</text:span>a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int" </text:span><text:span text:style-name="T6">class</text:span><text:span text:style-name="T8">="solr.TrieIntField" </text:span><text:span text:style-name="T6">docValues</text:span><text:span text:style-name="T8">="true" </text:span><text:span text:style-name="T6">precisionStep</text:span><text:span text:style-name="T8">="8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long" </text:span><text:span text:style-name="T5">class</text:span><text:span text:style-name="T7">="solr.TrieLongField" </text:span><text:span text:style-name="T5">precisionStep</text:span><text:span text:style-name="T7">="0" </text:span><text:span text:style-name="T5">positionIncrementGap</text:span><text:span text:style-name="T7">="0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long" </text:span><text:span text:style-name="T6">class</text:span><text:span text:style-name="T8">="solr.TrieLongField" </text:span><text:span text:style-name="T6">docValues</text:span><text:span text:style-name="T8">="true" </text:span><text:span text:style-name="T6">precisionStep</text:span><text:span text:style-name="T8">="0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float" </text:span><text:span text:style-name="T6">class</text:span><text:span text:style-name="T8">="solr.TrieFloatField" </text:span><text:span text:style-name="T6">docValues</text:span><text:span text:style-name="T8">="true" </text:span><text:span text:style-name="T6">precisionStep</text:span><text:span text:style-name="T8">="0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double" </text:span><text:span text:style-name="T6">class</text:span><text:span text:style-name="T8">="solr.TrieDoubleField" </text:span><text:span text:style-name="T6">docValues</text:span><text:span text:style-name="T8">="true" </text:span><text:span text:style-name="T6">precisionStep</text:span><text:span text:style-name="T8">="0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float" </text:span><text:span text:style-name="T6">class</text:span><text:span text:style-name="T8">="solr.TrieFloatField" </text:span><text:span text:style-name="T6">docValues</text:span><text:span text:style-name="T8">="true" </text:span><text:span text:style-name="T6">precisionStep</text:span><text:span text:style-name="T8">="8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long" </text:span><text:span text:style-name="T6">class</text:span><text:span text:style-name="T8">="solr.TrieLongField" </text:span><text:span text:style-name="T6">docValues</text:span><text:span text:style-name="T8">="true" </text:span><text:span text:style-name="T6">precisionStep</text:span><text:span text:style-name="T8">="8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double" </text:span><text:span text:style-name="T6">class</text:span><text:span text:style-name="T8">="solr.TrieDoubleField" </text:span><text:span text:style-name="T6">docValues</text:span><text:span text:style-name="T8">="true" </text:span><text:span text:style-name="T6">precisionStep</text:span><text:span text:style-name="T8">="8" </text:span><text:span text:style-name="T6">positionIncrementGap</text:span><text:span text:style-name="T8">="0"</text:span><text:span text:style-name="T9">/&gt;</text:span></text:p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date" </text:span><text:span text:style-name="T6">class</text:span><text:span text:style-name="T8">="solr.TrieDateField" </text:span><text:span text:style-name="T6">docValues</text:span><text:span text:style-name="T8">="true" </text:span><text:span text:style-name="T6">precisionStep</text:span><text:span text:style-name="T8">="0" </text:span><text:span text:style-name="T6">positionIncrementGap</text:span><text:span text:style-name="T8">="0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binary" </text:span><text:span text:style-name="T6">class</text:span><text:span text:style-name="T8">="solr.BinaryField"</text:span><text:span text:style-name="T9">/&gt;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random" </text:span><text:span text:style-name="T6">class</text:span><text:span text:style-name="T8">="solr.RandomSortField" </text:span><text:span text:style-name="T6">index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text_untreated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ext_untreated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isn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isn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stringlike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stringlike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callnum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callnum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text_stemmed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ext_stemmed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text_substringed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ext_substringed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textSpell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extSpell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textSpellShingle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textSpellShingle"</text:span></text:p>
          </table:table-cell>
        </table:table-row>
        <table:table-row>
          <table:table-cell table:style-name="Table1.A2" office:value-type="string">
            <text:p text:style-name="P3"><text:span text:style-name="T1">&lt;</text:span><text:span text:style-name="T3">fieldType </text:span><text:span text:style-name="T5">name</text:span><text:span text:style-name="T7">="alphaOnlySort"</text:span></text:p>
          </table:table-cell>
          <table:table-cell table:style-name="Table1.B2" office:value-type="string">
            <text:p text:style-name="P1"><text:span text:style-name="T9">&lt;</text:span><text:span text:style-name="T4">fieldType </text:span><text:span text:style-name="T6">name</text:span><text:span text:style-name="T8">="alphaOnlySort"</text:span></text:p>
          </table:table-cell>
        </table:table-row>
        <table:table-row>
          <table:table-cell table:style-name="Table1.A2" office:value-type="string">
            <text:p text:style-name="P3">****************************************************************</text:p>
          </table:table-cell>
          <table:table-cell table:style-name="Table1.B2" office:value-type="string">
            <text:p text:style-name="P1">**************************************************</text:p>
          </table:table-cell>
        </table:table-row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_root_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false" </text:span><text:span text:style-name="T6">docValues</text:span><text:span text:style-name="T8">="fals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id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id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true" </text:span><text:span text:style-name="T6">required</text:span><text:span text:style-name="T8">="true" </text:span><text:span text:style-name="T6">multiValued</text:span><text:span text:style-name="T8">="fals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fullrecord" </text:span><text:span text:style-name="T5">type</text:span><text:span text:style-name="T7">="string" </text:span><text:span text:style-name="T5">indexed</text:span><text:span text:style-name="T7">="false" </text:span><text:span text:style-name="T5">stor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fullrecord" </text:span><text:span text:style-name="T6">type</text:span><text:span text:style-name="T8">="string" </text:span><text:span text:style-name="T6">indexed</text:span><text:span text:style-name="T8">="false" </text:span><text:span text:style-name="T6">stored</text:span><text:span text:style-name="T8">="true"</text:span><text:span text:style-name="T9">/&gt;</text:span><text:soft-page-break/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holdings" </text:span><text:span text:style-name="T5">type</text:span><text:span text:style-name="T7">="string" </text:span><text:span text:style-name="T5">indexed</text:span><text:span text:style-name="T7">="false" </text:span><text:span text:style-name="T5">stor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4">field </text:span><text:span text:style-name="T6">name</text:span><text:span text:style-name="T8">="holdings" </text:span><text:span text:style-name="T6">type</text:span><text:span text:style-name="T8">="string" </text:span><text:span text:style-name="T6">indexed</text:span><text:span text:style-name="T8">="false" </text:span><text:span text:style-name="T6">stor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freshness" </text:span><text:span text:style-name="T5">type</text:span><text:span text:style-name="T7">="tdate" </text:span><text:span text:style-name="T5">indexed</text:span><text:span text:style-name="T7">="true" </text:span><text:span text:style-name="T5">stored</text:span><text:span text:style-name="T7">="fals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freshness" </text:span><text:span text:style-name="T6">type</text:span><text:span text:style-name="T8">="tdate" </text:span><text:span text:style-name="T6">indexed</text:span><text:span text:style-name="T8">="true" </text:span><text:span text:style-name="T6">stored</text:span><text:span text:style-name="T8">="fals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fulltext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5">termVectors</text:span><text:span text:style-name="T7">="true" </text:span><text:span text:style-name="T5">termPositions</text:span><text:span text:style-name="T7">="true" </text:span><text:span text:style-name="T5">termOffsets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fulltext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 </text:span><text:span text:style-name="T6">termVectors</text:span><text:span text:style-name="T8">="true" </text:span><text:span text:style-name="T6">termPositions</text:span><text:span text:style-name="T8">="true" </text:span><text:span text:style-name="T6">termOffsets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recordtype" </text:span><text:span text:style-name="T5">type</text:span><text:span text:style-name="T7">="string" </text:span><text:span text:style-name="T5">indexed</text:span><text:span text:style-name="T7">="false" </text:span><text:span text:style-name="T5">stored</text:span><text:span text:style-name="T7">="true" </text:span><text:span text:style-name="T5">requir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recordtype" </text:span><text:span text:style-name="T6">type</text:span><text:span text:style-name="T8">="string" </text:span><text:span text:style-name="T6">indexed</text:span><text:span text:style-name="T8">="false" </text:span><text:span text:style-name="T6">stored</text:span><text:span text:style-name="T8">="true" </text:span><text:span text:style-name="T6">requir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spelling" </text:span><text:span text:style-name="T5">type</text:span><text:span text:style-name="T7">="textSpell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spelling" </text:span><text:span text:style-name="T6">type</text:span><text:span text:style-name="T8">="textSpell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spellingShingle" </text:span><text:span text:style-name="T5">type</text:span><text:span text:style-name="T7">="textSpellShingle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spellingShingle" </text:span><text:span text:style-name="T6">type</text:span><text:span text:style-name="T8">="textSpellShingle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union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union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institution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institution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mylibrary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mylibrary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collection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collection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isil" </text:span><text:span text:style-name="T5">type</text:span><text:span text:style-name="T7">="string" </text:span><text:span text:style-name="T5">stored</text:span><text:span text:style-name="T7">="true" </text:span><text:span text:style-name="T5">indexed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isil" </text:span><text:span text:style-name="T6">type</text:span><text:span text:style-name="T8">="string" </text:span><text:span text:style-name="T6">stored</text:span><text:span text:style-name="T8">="true" </text:span><text:span text:style-name="T6">indexed</text:span><text:span text:style-name="T8">="tru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callnumber" </text:span><text:span text:style-name="T5">type</text:span><text:span text:style-name="T7">="callnum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callnumber" </text:span><text:span text:style-name="T6">type</text:span><text:span text:style-name="T8">="callnum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ext:soft-page-break/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language" </text:span><text:span text:style-name="T5">type</text:span><text:span text:style-name="T7">="stringlike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language" </text:span><text:span text:style-name="T6">type</text:span><text:span text:style-name="T8">="stringlike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format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format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author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termVectors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author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termVectors</text:span><text:span text:style-name="T8">="tru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itle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_short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itle_short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_sub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itle_sub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publishDate" </text:span><text:span text:style-name="T5">type</text:span><text:span text:style-name="T7">="int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publishDate" </text:span><text:span text:style-name="T6">type</text:span><text:span text:style-name="T8">="int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humbnail" </text:span><text:span text:style-name="T5">type</text:span><text:span text:style-name="T7">="string" </text:span><text:span text:style-name="T5">indexed</text:span><text:span text:style-name="T7">="false" </text:span><text:span text:style-name="T5">stor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humbnail" </text:span><text:span text:style-name="T6">type</text:span><text:span text:style-name="T8">="string" </text:span><text:span text:style-name="T6">indexed</text:span><text:span text:style-name="T8">="false" </text:span><text:span text:style-name="T6">stor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ctrlnum" </text:span><text:span text:style-name="T5">type</text:span><text:span text:style-name="T7">="isn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ctrlnum" </text:span><text:span text:style-name="T6">type</text:span><text:span text:style-name="T8">="isn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isbn" </text:span><text:span text:style-name="T5">type</text:span><text:span text:style-name="T7">="isn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isbn" </text:span><text:span text:style-name="T6">type</text:span><text:span text:style-name="T8">="isn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issn" </text:span><text:span text:style-name="T5">type</text:span><text:span text:style-name="T7">="isn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issn" </text:span><text:span text:style-name="T6">type</text:span><text:span text:style-name="T8">="isn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groupid_isn_mv" </text:span><text:span text:style-name="T5">type</text:span><text:span text:style-name="T7">="isn" </text:span><text:span text:style-name="T5">indexed</text:span><text:span text:style-name="T7">="true" </text:span><text:span text:style-name="T5">stor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groupid_isn_mv" </text:span><text:span text:style-name="T6">type</text:span><text:span text:style-name="T8">="isn" </text:span><text:span text:style-name="T6">indexed</text:span><text:span text:style-name="T8">="true" </text:span><text:span text:style-name="T6">stor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*_isn_mv" </text:span><text:span text:style-name="T5">type</text:span><text:span text:style-name="T7">="isn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*_isn_mv" </text:span><text:span text:style-name="T6">type</text:span><text:span text:style-name="T8">="isn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ext:soft-page-break/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_alt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itle_alt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_old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itle_old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_new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itle_new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author_additional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author_additional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series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series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journals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journals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localcode" </text:span><text:span text:style-name="T5">type</text:span><text:span text:style-name="T7">="stringlike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localcode" </text:span><text:span text:style-name="T6">type</text:span><text:span text:style-name="T8">="stringlike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*_str_mv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*_str_mv" </text:span><text:span text:style-name="T6">type</text:span><text:span text:style-name="T8">="string" </text:span><text:span text:style-name="T6">indexed</text:span><text:span text:style-name="T8">="true" </text:span><text:span text:style-name="T6">stored</text:span><text:span text:style-name="T8">="tru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*_txt_mv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*_txt_mv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******************************************************</text:p>
          </table:table-cell>
          <table:table-cell table:style-name="Table1.B2" office:value-type="string">
            <text:p text:style-name="P1">*****************************************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opic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5">termVectors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topic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6">termVectors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subpers_*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subpers_*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ext:soft-page-break/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subtime_*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subtime_*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subtitle_*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subtitle_*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subtop_*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subtop_*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subgeo_*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subgeo_*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subform_*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dynamicField </text:span><text:span text:style-name="T6">name</text:span><text:span text:style-name="T8">="subform_*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subundef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subundef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subgnd_enriched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subgnd_enriched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sublocal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1"><text:span text:style-name="T9">&lt;</text:span><text:span text:style-name="T4">field </text:span><text:span text:style-name="T6">name</text:span><text:span text:style-name="T8">="sublocal" </text:span><text:span text:style-name="T6">type</text:span><text:span text:style-name="T8">="text_untreated" </text:span><text:span text:style-name="T6">indexed</text:span><text:span text:style-name="T8">="true" </text:span><text:span text:style-name="T6">stored</text:span><text:span text:style-name="T8">="false" </text:span><text:span text:style-name="T6">multiValued</text:span><text:span text:style-name="T8">="true" </text:span><text:span text:style-name="T9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submusic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submusic" </text:span><text:span text:style-name="T5">type</text:span><text:span text:style-name="T7">="text_untreated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classif_*" </text:span><text:span text:style-name="T5">type</text:span><text:span text:style-name="T7">="stringlike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dynamicField </text:span><text:span text:style-name="T5">name</text:span><text:span text:style-name="T7">="classif_*" </text:span><text:span text:style-name="T5">type</text:span><text:span text:style-name="T7">="stringlike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author_sort" </text:span><text:span text:style-name="T5">type</text:span><text:span text:style-name="T7">="alphaOnlySort" </text:span><text:span text:style-name="T5">indexed</text:span><text:span text:style-name="T7">="true" </text:span><text:span text:style-name="T5">stored</text:span><text:span text:style-name="T7">="fals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author_sort" </text:span><text:span text:style-name="T5">type</text:span><text:span text:style-name="T7">="alphaOnlySort" </text:span><text:span text:style-name="T5">indexed</text:span><text:span text:style-name="T7">="true" </text:span><text:span text:style-name="T5">stored</text:span><text:span text:style-name="T7">="fals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_sort" </text:span><text:span text:style-name="T5">type</text:span><text:span text:style-name="T7">="alphaOnlySort" </text:span><text:span text:style-name="T5">indexed</text:span><text:span text:style-name="T7">="true" </text:span><text:span text:style-name="T5">stored</text:span><text:span text:style-name="T7">="fals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title_sort" </text:span><text:span text:style-name="T5">type</text:span><text:span text:style-name="T7">="alphaOnlySort" </text:span><text:span text:style-name="T5">indexed</text:span><text:span text:style-name="T7">="true" </text:span><text:span text:style-name="T5">stored</text:span><text:span text:style-name="T7">="fals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publishDateSort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fals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publishDateSort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false"</text:span><text:span text:style-name="T1">/&gt;</text:span><text:soft-page-break/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hierarchytyp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fals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hierarchytyp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fals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hierarchy_top_id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hierarchy_top_id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hierarchy_top_titl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hierarchy_top_titl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hierarchy_parent_id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hierarchy_parent_id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hierarchy_parent_titl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hierarchy_parent_titl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hierarchy_sequenc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hierarchy_sequenc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is_hierarchy_id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fals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is_hierarchy_id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fals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is_hierarchy_titl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fals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is_hierarchy_title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fals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tle_in_hierarchy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title_in_hierarchy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true" </text:span><text:span text:style-name="T5">multiValued</text:span><text:span text:style-name="T7">="tru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navAuthor_*" </text:span><text:span text:style-name="T5">type</text:span><text:span text:style-name="T7">="string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dynamicField </text:span><text:span text:style-name="T5">name</text:span><text:span text:style-name="T7">="navAuthor_*" </text:span><text:span text:style-name="T5">type</text:span><text:span text:style-name="T7">="string" </text:span><text:span text:style-name="T5">docValues</text:span><text:span text:style-name="T7">="true" </text:span><text:span text:style-name="T5">indexed</text:span><text:span text:style-name="T7">="tru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</text:span><text:bookmark-start text:name="__DdeLink__1_811888913"/><text:span text:style-name="T7">navSubform</text:span><text:bookmark-end text:name="__DdeLink__1_811888913"/><text:span text:style-name="T7">" </text:span><text:span text:style-name="T5">type</text:span><text:span text:style-name="T7">="string" </text:span><text:span text:style-name="T5">multiValued</text:span><text:span text:style-name="T7">="true" </text:span><text:span text:style-name="T5">stored</text:span><text:span text:style-name="T7">="false" </text:span><text:span text:style-name="T1">/&gt;<text:line-break/><text:line-break/></text:span><text:span text:style-name="T10">Achtung: muss hier nicht indexed=true?? </text:span><text:span text:style-name="T11">doch so gemacht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navSubform" </text:span><text:span text:style-name="T5">type</text:span><text:span text:style-name="T7">="string" </text:span><text:span text:style-name="T5">docValues</text:span><text:span text:style-name="T7">="true" </text:span><text:span text:style-name="T5">multiValued</text:span><text:span text:style-name="T7">="true" </text:span><text:span text:style-name="T5">stored</text:span><text:span text:style-name="T7">="fals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<text:line-break/><text:line-break/></text:span><text:soft-page-break/><text:span text:style-name="T1">&lt;</text:span><text:span text:style-name="T3">dynamicField </text:span><text:span text:style-name="T5">name</text:span><text:span text:style-name="T7">="navSub_*" </text:span><text:span text:style-name="T5">type</text:span><text:span text:style-name="T7">="string" </text:span><text:span text:style-name="T5">indexed</text:span><text:span text:style-name="T7">="true" </text:span><text:span text:style-name="T5">multiValued</text:span><text:span text:style-name="T7">="true" </text:span><text:span text:style-name="T5">stored</text:span><text:span text:style-name="T7">="false" </text:span><text:span text:style-name="T1">/&gt;</text:span></text:p>
            <text:p text:style-name="P6"><text:span text:style-name="T1">Achtung: warum brauche ich eiegntlich ein navSubform und ein navSub_*<text:line-break/></text:span><text:span text:style-name="T2">sollte aber ok sein</text:span></text:p>
          </table:table-cell>
          <table:table-cell table:style-name="Table1.B2" office:value-type="string">
            <text:p text:style-name="P2"><text:span text:style-name="T1"><text:line-break/><text:line-break/></text:span><text:soft-page-break/><text:span text:style-name="T1">&lt;</text:span><text:span text:style-name="T3">dynamicField </text:span><text:span text:style-name="T5">name</text:span><text:span text:style-name="T7">="navSub_*" </text:span><text:span text:style-name="T5">type</text:span><text:span text:style-name="T7">="string" </text:span><text:span text:style-name="T5">docValues</text:span><text:span text:style-name="T7">="true" </text:span><text:span text:style-name="T5">multiValued</text:span><text:span text:style-name="T7">="true" </text:span><text:span text:style-name="T5">stored</text:span><text:span text:style-name="T7">="fals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navSubtime" </text:span><text:span text:style-name="T5">type</text:span><text:span text:style-name="T7">="string" </text:span><text:span text:style-name="T5">indexed</text:span><text:span text:style-name="T7">="true" </text:span><text:span text:style-name="T5">multiValued</text:span><text:span text:style-name="T7">="true" </text:span><text:span text:style-name="T5">stored</text:span><text:span text:style-name="T7">="fals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navSubtime" </text:span><text:span text:style-name="T5">type</text:span><text:span text:style-name="T7">="string" </text:span><text:span text:style-name="T5">docValues</text:span><text:span text:style-name="T7">="true" </text:span><text:span text:style-name="T5">multiValued</text:span><text:span text:style-name="T7">="true" </text:span><text:span text:style-name="T5">stored</text:span><text:span text:style-name="T7">="fals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navDrsys_*" </text:span><text:span text:style-name="T5">type</text:span><text:span text:style-name="T7">="string" </text:span><text:span text:style-name="T5">multiValued</text:span><text:span text:style-name="T7">="true" </text:span><text:span text:style-name="T5">indexed</text:span><text:span text:style-name="T7">="true" </text:span><text:span text:style-name="T5">stored</text:span><text:span text:style-name="T7">="fals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dynamicField </text:span><text:span text:style-name="T5">name</text:span><text:span text:style-name="T7">="navDrsys_*" </text:span><text:span text:style-name="T5">type</text:span><text:span text:style-name="T7">="string" <text:s/></text:span><text:span text:style-name="T5">docValues</text:span><text:span text:style-name="T7">="true" </text:span><text:span text:style-name="T5">multiValued</text:span><text:span text:style-name="T7">="true" </text:span><text:span text:style-name="T5">indexed</text:span><text:span text:style-name="T7">="true" </text:span><text:span text:style-name="T5">stored</text:span><text:span text:style-name="T7">="fals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navDrsys" </text:span><text:span text:style-name="T5">type</text:span><text:span text:style-name="T7">="string" </text:span><text:span text:style-name="T5">multiValued</text:span><text:span text:style-name="T7">="true" </text:span><text:span text:style-name="T5">indexed</text:span><text:span text:style-name="T7">="true" </text:span><text:span text:style-name="T5">stored</text:span><text:span text:style-name="T7">="fals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navDrsys" </text:span><text:span text:style-name="T5">type</text:span><text:span text:style-name="T7">="string" </text:span><text:span text:style-name="T5">docValues</text:span><text:span text:style-name="T7">="true" </text:span><text:span text:style-name="T5">multiValued</text:span><text:span text:style-name="T7">="true" </text:span><text:span text:style-name="T5">indexed</text:span><text:span text:style-name="T7">="true" </text:span><text:span text:style-name="T5">stored</text:span><text:span text:style-name="T7">="fals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me_processed" </text:span><text:span text:style-name="T5">type</text:span><text:span text:style-name="T7">="tdate" </text:span><text:span text:style-name="T5">stored</text:span><text:span text:style-name="T7">="true" </text:span><text:span text:style-name="T5">indexed</text:span><text:span text:style-name="T7">="tru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time_processed" </text:span><text:span text:style-name="T5">type</text:span><text:span text:style-name="T7">="tdate" </text:span><text:span text:style-name="T5">stored</text:span><text:span text:style-name="T7">="true" </text:span><text:span text:style-name="T5">indexed</text:span><text:span text:style-name="T7">="tru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time_indexed" </text:span><text:span text:style-name="T5">type</text:span><text:span text:style-name="T7">="tdate" </text:span><text:span text:style-name="T5">default</text:span><text:span text:style-name="T7">="NOW/MINUTE" </text:span><text:span text:style-name="T5">stored</text:span><text:span text:style-name="T7">="true" </text:span><text:span text:style-name="T5">indexed</text:span><text:span text:style-name="T7">="tru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time_indexed" </text:span><text:span text:style-name="T5">type</text:span><text:span text:style-name="T7">="tdate" </text:span><text:span text:style-name="T5">default</text:span><text:span text:style-name="T7">="NOW/MINUTE" </text:span><text:span text:style-name="T5">stored</text:span><text:span text:style-name="T7">="true" </text:span><text:span text:style-name="T5">indexed</text:span><text:span text:style-name="T7">="tru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field </text:span><text:span text:style-name="T5">name</text:span><text:span text:style-name="T7">="_version_" </text:span><text:span text:style-name="T5">type</text:span><text:span text:style-name="T7">="long" </text:span><text:span text:style-name="T5">indexed</text:span><text:span text:style-name="T7">="true" </text:span><text:span text:style-name="T5">stored</text:span><text:span text:style-name="T7">="tru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field </text:span><text:span text:style-name="T5">name</text:span><text:span text:style-name="T7">="_version_" </text:span><text:span text:style-name="T5">type</text:span><text:span text:style-name="T7">="long" </text:span><text:span text:style-name="T5">indexed</text:span><text:span text:style-name="T7">="true" </text:span><text:span text:style-name="T5">stored</text:span><text:span text:style-name="T7">="true"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dynamicField </text:span><text:span text:style-name="T5">name</text:span><text:span text:style-name="T7">="*" </text:span><text:span text:style-name="T5">type</text:span><text:span text:style-name="T7">="text_untreated" </text:span><text:span text:style-name="T5">indexed</text:span><text:span text:style-name="T7">="fals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dynamicField </text:span><text:span text:style-name="T5">name</text:span><text:span text:style-name="T7">="*" </text:span><text:span text:style-name="T5">type</text:span><text:span text:style-name="T7">="text_untreated" </text:span><text:span text:style-name="T5">indexed</text:span><text:span text:style-name="T7">="false" </text:span><text:span text:style-name="T5">stored</text:span><text:span text:style-name="T7">="false" </text:span><text:span text:style-name="T5">multiValued</text:span><text:span text:style-name="T7">="tru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copyField </text:span><text:span text:style-name="T5">source</text:span><text:span text:style-name="T7">="sub*" </text:span><text:span text:style-name="T5">dest</text:span><text:span text:style-name="T7">="topic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sub*" </text:span><text:span text:style-name="T5">dest</text:span><text:span text:style-name="T7">="topic" </text:span><text:span text:style-name="T1">/&gt;</text:span></text:p>
          </table:table-cell>
        </table:table-row>
        <table:table-row>
          <table:table-cell table:style-name="Table1.A2" office:value-type="string">
            <text:p text:style-name="P4"><text:span text:style-name="T1">&lt;</text:span><text:span text:style-name="T3">copyField </text:span><text:span text:style-name="T5">source</text:span><text:span text:style-name="T7">="subtime_*" </text:span><text:span text:style-name="T5">dest</text:span><text:span text:style-name="T7">="navSubtim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subtime_*" </text:span><text:span text:style-name="T5">dest</text:span><text:span text:style-name="T7">="navSubtim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classif_drsys_gen" </text:span><text:span text:style-name="T5">dest</text:span><text:span text:style-name="T7">="navDrsys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classif_drsys_gen" </text:span><text:span text:style-name="T5">dest</text:span><text:span text:style-name="T7">="navDrsys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classif_drsys_D" </text:span><text:span text:style-name="T5">dest</text:span><text:span text:style-name="T7">="navDrsys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classif_drsys_D" </text:span><text:span text:style-name="T5">dest</text:span><text:span text:style-name="T7">="navDrsys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classif_drsys_F" </text:span><text:span text:style-name="T5">dest</text:span><text:span text:style-name="T7">="navDrsys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classif_drsys_F" </text:span><text:span text:style-name="T5">dest</text:span><text:span text:style-name="T7">="navDrsys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classif_drsys_gen" </text:span><text:span text:style-name="T5">dest</text:span><text:span text:style-name="T7">="navDrsys_Gen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classif_drsys_gen" </text:span><text:span text:style-name="T5">dest</text:span><text:span text:style-name="T7">="navDrsys_Gen" </text:span><text:span text:style-name="T1">/&gt;</text:span><text:soft-page-break/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classif_drsys_D" </text:span><text:span text:style-name="T5">dest</text:span><text:span text:style-name="T7">="navDrsys_D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classif_drsys_D" </text:span><text:span text:style-name="T5">dest</text:span><text:span text:style-name="T7">="navDrsys_D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classif_drsys_E" </text:span><text:span text:style-name="T5">dest</text:span><text:span text:style-name="T7">="navDrsys_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classif_drsys_E" </text:span><text:span text:style-name="T5">dest</text:span><text:span text:style-name="T7">="navDrsys_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classif_drsys_F" </text:span><text:span text:style-name="T5">dest</text:span><text:span text:style-name="T7">="navDrsys_F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classif_drsys_F" </text:span><text:span text:style-name="T5">dest</text:span><text:span text:style-name="T7">="navDrsys_F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author" </text:span><text:span text:style-name="T5">dest</text:span><text:span text:style-name="T7">="spelling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author" </text:span><text:span text:style-name="T5">dest</text:span><text:span text:style-name="T7">="spelling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author_additional" </text:span><text:span text:style-name="T5">dest</text:span><text:span text:style-name="T7">="spelling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author_additional" </text:span><text:span text:style-name="T5">dest</text:span><text:span text:style-name="T7">="spelling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title_short" </text:span><text:span text:style-name="T5">dest</text:span><text:span text:style-name="T7">="spelling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title_short" </text:span><text:span text:style-name="T5">dest</text:span><text:span text:style-name="T7">="spelling"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title_alt" </text:span><text:span text:style-name="T5">dest</text:span><text:span text:style-name="T7">="spelling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title_alt" </text:span><text:span text:style-name="T5">dest</text:span><text:span text:style-name="T7">="spelling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sub*" </text:span><text:span text:style-name="T5">dest</text:span><text:span text:style-name="T7">="spelling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sub*" </text:span><text:span text:style-name="T5">dest</text:span><text:span text:style-name="T7">="spelling"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author" </text:span><text:span text:style-name="T5">dest</text:span><text:span text:style-name="T7">="spellingShingl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author" </text:span><text:span text:style-name="T5">dest</text:span><text:span text:style-name="T7">="spellingShingl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author_additional" </text:span><text:span text:style-name="T5">dest</text:span><text:span text:style-name="T7">="spellingShingl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author_additional" </text:span><text:span text:style-name="T5">dest</text:span><text:span text:style-name="T7">="spellingShingl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title_short" </text:span><text:span text:style-name="T5">dest</text:span><text:span text:style-name="T7">="spellingShingl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title_short" </text:span><text:span text:style-name="T5">dest</text:span><text:span text:style-name="T7">="spellingShingl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title_alt" </text:span><text:span text:style-name="T5">dest</text:span><text:span text:style-name="T7">="spellingShingle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title_alt" </text:span><text:span text:style-name="T5">dest</text:span><text:span text:style-name="T7">="spellingShingle" 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sub*" </text:span><text:span text:style-name="T5">dest</text:span><text:span text:style-name="T7">="spellingShingl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sub*" </text:span><text:span text:style-name="T5">dest</text:span><text:span text:style-name="T7">="spellingShingle"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series" </text:span><text:span text:style-name="T5">dest</text:span><text:span text:style-name="T7">="spellingShingl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series" </text:span><text:span text:style-name="T5">dest</text:span><text:span text:style-name="T7">="spellingShingle"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journals" </text:span><text:span text:style-name="T5">dest</text:span><text:span text:style-name="T7">="spellingShingle"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journals" </text:span><text:span text:style-name="T5">dest</text:span><text:span text:style-name="T7">="spellingShingle"</text:span><text:span text:style-name="T1">/&gt;</text:span></text:p>
          </table:table-cell>
        </table:table-row>
        <table:table-row>
          <table:table-cell table:style-name="Table1.A2" office:value-type="string">
            <text:p text:style-name="P5"><text:span text:style-name="T1">&lt;</text:span><text:span text:style-name="T3">copyField </text:span><text:span text:style-name="T5">source</text:span><text:span text:style-name="T7">="institution" </text:span><text:span text:style-name="T5">dest</text:span><text:span text:style-name="T7">="mylibrary" </text:span><text:span text:style-name="T1">/&gt;</text:span></text:p>
          </table:table-cell>
          <table:table-cell table:style-name="Table1.B2" office:value-type="string">
            <text:p text:style-name="P2"><text:span text:style-name="T1">&lt;</text:span><text:span text:style-name="T3">copyField </text:span><text:span text:style-name="T5">source</text:span><text:span text:style-name="T7">="institution" </text:span><text:span text:style-name="T5">dest</text:span><text:span text:style-name="T7">="mylibrary" </text:span><text:span text:style-name="T1">/&gt;</text:span><text:soft-page-break/></text:p>
            <text:p text:style-name="P2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45:56.825486994</meta:creation-date>
    <dc:date>2017-09-19T17:34:01.998521087</dc:date>
    <meta:editing-duration>PT1H24M57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0" meta:paragraph-count="230" meta:word-count="1255" meta:character-count="18132" meta:non-whitespace-character-count="17099"/>
  </office:meta>
</office:document-meta>
</file>